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eeeeee" draw:textarea-horizontal-align="justify" draw:textarea-vertical-align="middle" draw:auto-grow-height="false" fo:min-height="3.811cm" fo:min-width="14.562cm"/>
    </style:style>
    <style:style style:name="gr2" style:family="graphic" style:parent-style-name="standard">
      <style:graphic-properties draw:fill="solid" draw:fill-color="#eeeeee" draw:textarea-horizontal-align="justify" draw:textarea-vertical-align="middle" draw:auto-grow-height="false" fo:min-height="1.825cm" fo:min-width="14.776cm"/>
    </style:style>
    <style:style style:name="gr3" style:family="graphic" style:parent-style-name="standard">
      <style:graphic-properties draw:textarea-horizontal-align="justify" draw:textarea-vertical-align="middle" draw:auto-grow-height="false" fo:min-height="3.812cm" fo:min-width="14.562cm"/>
    </style:style>
    <style:style style:name="gr4" style:family="graphic" style:parent-style-name="standard">
      <style:graphic-properties draw:textarea-horizontal-align="justify" draw:textarea-vertical-align="middle" draw:auto-grow-height="false" fo:min-height="1.466cm" fo:min-width="14.816cm"/>
    </style:style>
    <style:style style:name="gr5" style:family="graphic" style:parent-style-name="standard">
      <style:graphic-properties draw:textarea-horizontal-align="justify" draw:textarea-vertical-align="middle" draw:auto-grow-height="false" fo:min-height="0.924cm" fo:min-width="2.674cm"/>
    </style:style>
    <style:style style:name="gr6" style:family="graphic" style:parent-style-name="standard">
      <style:graphic-properties draw:textarea-horizontal-align="justify" draw:textarea-vertical-align="middle" draw:auto-grow-height="false" fo:min-height="2.728cm" fo:min-width="3.578cm"/>
    </style:style>
    <style:style style:name="gr7" style:family="graphic" style:parent-style-name="standard">
      <style:graphic-properties draw:fill="solid" draw:fill-color="#00cc00" draw:textarea-horizontal-align="justify" draw:textarea-vertical-align="middle" draw:auto-grow-height="false" fo:min-height="0.744cm" fo:min-width="5.994cm"/>
    </style:style>
    <style:style style:name="gr8" style:family="graphic" style:parent-style-name="standard">
      <style:graphic-properties draw:textarea-horizontal-align="justify" draw:textarea-vertical-align="middle" draw:auto-grow-height="false" fo:min-height="1.064cm" fo:min-width="0cm"/>
    </style:style>
    <style:style style:name="gr9" style:family="graphic" style:parent-style-name="standard">
      <style:graphic-properties draw:textarea-horizontal-align="justify" draw:textarea-vertical-align="middle" draw:auto-grow-height="false" fo:min-height="1.112cm" fo:min-width="0cm"/>
    </style:style>
    <style:style style:name="gr10" style:family="graphic" style:parent-style-name="standard">
      <style:graphic-properties draw:stroke="none" svg:stroke-color="#000000" draw:fill="none" draw:fill-color="#ffffff" fo:min-height="1.423cm"/>
    </style:style>
    <style:style style:name="gr11" style:family="graphic" style:parent-style-name="standard">
      <style:graphic-properties draw:stroke="none" svg:stroke-color="#000000" draw:fill="none" draw:fill-color="#ffffff" fo:min-height="1.05cm"/>
    </style:style>
    <style:style style:name="gr12" style:family="graphic" style:parent-style-name="standard">
      <style:graphic-properties draw:textarea-horizontal-align="justify" draw:textarea-vertical-align="middle" draw:auto-grow-height="false" fo:min-height="1.113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3" style:family="paragraph"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style:style style:name="T2" style:family="text">
      <style:text-properties fo:font-size="18pt" fo:font-weight="bold" style:font-size-asian="18pt" style:font-weight-asian="bold" style:font-size-complex="18pt" style:font-weight-complex="bold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5.5cm" svg:height="4.499cm" svg:x="1.9cm" svg:y="5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5.5cm" svg:height="2.299cm" svg:x="1.901cm" svg:y="21.501cm">
          <text:p text:style-name="P1"><text:span text:style-name="T1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15.5cm" svg:height="4.5cm" svg:x="1.9cm" svg:y="15.5cm">
          <text:p text:style-name="P1"><text:span text:style-name="T1">guh-core</text:span></text:p>
          <text:p text:style-name="P1"><text:span text:style-name="T2">(Qt)</text:span></text:p>
          <text:p text:style-name="P1"/>
          <text:p text:style-name="P1"/>
          <text:p text:style-name="P1"/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15.5cm" svg:height="1.9cm" svg:x="1.9cm" svg:y="11.9cm">
          <text:p text:style-name="P1"><text:span text:style-name="T1">guh-webserver</text:span></text:p>
          <text:p text:style-name="P1"><text:span text:style-name="T3">(Go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draw:layer="layout" svg:width="3.3cm" svg:height="1.3cm" svg:x="2cm" svg:y="22cm">
          <text:p text:style-name="P1"><text:span text:style-name="T1">Plug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draw:layer="layout" svg:width="4.4cm" svg:height="3.3cm" svg:x="2.3cm" svg:y="6.3cm">
          <text:p text:style-name="P1"><text:span text:style-name="T1">Client</text:span></text:p>
          <text:p text:style-name="P1"><text:span text:style-name="T2">Brows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3" draw:layer="layout" svg:width="6.6cm" svg:height="1.1cm" svg:x="10.4cm" svg:y="16.7cm">
          <text:p text:style-name="P1"><text:span text:style-name="T3">Hardware Resourc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draw:layer="layout" svg:width="4.4cm" svg:height="3.3cm" svg:x="7.501cm" svg:y="6.301cm">
          <text:p text:style-name="P1"><text:span text:style-name="T1">Client</text:span></text:p>
          <text:p text:style-name="P1"><text:span text:style-name="T2">iPhone Ap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draw:layer="layout" svg:width="4.4cm" svg:height="3.3cm" svg:x="12.602cm" svg:y="6.302cm">
          <text:p text:style-name="P1"><text:span text:style-name="T1">Client</text:span></text:p>
          <text:p text:style-name="P1"><text:span text:style-name="T2">Android Ap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draw:layer="layout" svg:width="3.3cm" svg:height="1.3cm" svg:x="6.001cm" svg:y="22.001cm">
          <text:p text:style-name="P1"><text:span text:style-name="T1">Plug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draw:layer="layout" svg:width="3.3cm" svg:height="1.3cm" svg:x="10.101cm" svg:y="22.001cm">
          <text:p text:style-name="P1"><text:span text:style-name="T1">Plug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draw:layer="layout" svg:width="3.3cm" svg:height="1.3cm" svg:x="14.002cm" svg:y="22.002cm">
          <text:p text:style-name="P1"><text:span text:style-name="T1">Plug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draw:layer="layout" svg:width="0.8cm" svg:height="1.5cm" svg:x="9.2cm" svg:y="20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" draw:text-style-name="P1" draw:layer="layout" svg:width="0.8cm" svg:height="1.7cm" svg:x="9.2cm" svg:y="13.8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0" draw:layer="layout" svg:width="5.1cm" svg:height="1.673cm" svg:x="10.1cm" svg:y="14.3cm">
          <draw:text-box>
            <text:p>JSON-RPC API</text:p>
          </draw:text-box>
        </draw:frame>
        <draw:frame draw:style-name="gr11" draw:layer="layout" svg:width="4.9cm" svg:height="1.3cm" svg:x="10cm" svg:y="10.5cm">
          <draw:text-box>
            <text:p>REST API</text:p>
          </draw:text-box>
        </draw:frame>
        <draw:custom-shape draw:style-name="gr12" draw:text-style-name="P1" draw:layer="layout" svg:width="0.8cm" svg:height="1.701cm" svg:x="9.201cm" svg:y="10.2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1" draw:layer="layout" svg:width="4.9cm" svg:height="1.3cm" svg:x="9.9cm" svg:y="20.3cm">
          <draw:text-box>
            <text:p>Dynamic Libs</text:p>
          </draw:text-box>
        </draw:frame>
        <draw:custom-shape draw:style-name="gr7" draw:text-style-name="P3" draw:layer="layout" svg:width="6.6cm" svg:height="1.1cm" svg:x="10.401cm" svg:y="18.101cm">
          <text:p text:style-name="P1"><text:span text:style-name="T3">Rule Engi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3" draw:layer="layout" svg:width="6.6cm" svg:height="1.1cm" svg:x="2.302cm" svg:y="18.102cm">
          <text:p text:style-name="P1"><text:span text:style-name="T3">Device Manag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3" draw:layer="layout" svg:width="6.6cm" svg:height="1.1cm" svg:x="2.303cm" svg:y="16.703cm">
          <text:p text:style-name="P1"><text:span text:style-name="T3">TCP Ser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A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19T15:47:15.126367282</meta:creation-date>
    <dc:date>2015-01-28T11:41:04.211417274</dc:date>
    <meta:editing-duration>PT13M29S</meta:editing-duration>
    <meta:editing-cycles>2</meta:editing-cycles>
    <meta:generator>LibreOffice/4.3.3.2$Linux_X86_64 LibreOffice_project/430m0$Build-2</meta:generator>
    <meta:document-statistic meta:object-count="21"/>
  </office:meta>
</office:document-meta>
</file>